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Kinnari" svg:font-family="Kinnari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  <style:text-properties style:font-name="URW Gothic L" fo:font-size="32pt" style:font-size-asian="32pt" style:font-size-complex="32pt"/>
    </style:style>
    <style:style style:name="P2" style:family="paragraph">
      <loext:graphic-properties draw:fill-color="#ffffff"/>
      <style:paragraph-properties fo:text-align="center"/>
      <style:text-properties style:font-name="URW Gothic L" fo:font-size="32pt" style:font-size-asian="32pt" style:font-size-complex="32pt"/>
    </style:style>
    <style:style style:name="P3" style:family="paragraph">
      <loext:graphic-properties draw:fill="solid" draw:fill-color="#ffffff"/>
      <style:paragraph-properties fo:text-align="center"/>
      <style:text-properties style:font-name="URW Gothic L"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URW Gothic L" fo:font-size="32pt" style:font-size-asian="32pt" style:font-size-complex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000000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ff3333" draw:marker-start-width="0.503cm" draw:marker-end-width="0.503cm" draw:fill="solid" draw:fill-color="#fffff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Fine_20_Dotted"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Ultrafine_20_2_20_Dots_20_3_20_Dashes" svg:stroke-width="0.199cm" svg:stroke-color="#009900" draw:marker-start-width="0.651cm" draw:marker-end-width="0.651cm" draw:fill="none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dash" draw:stroke-dash="Ultrafine_20_2_20_Dots_20_3_20_Dashes" svg:stroke-width="0.199cm" svg:stroke-color="#3333ff" draw:marker-start-width="0.651cm" draw:marker-end-width="0.651cm" draw:fill="none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 style:list-style-name="L22">
      <style:graphic-properties svg:stroke-width="0.101cm" svg:stroke-color="#000000" draw:marker-start-width="0.503cm" draw:marker-end-width="0.503cm" draw:fill="none" draw:textarea-horizontal-align="center" draw:textarea-vertical-align="top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0000"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000000" draw:marker-start="Extrémités_20_de_20_flèche_20_2" draw:marker-end="Extrémités_20_de_20_flèche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2" svg:width="6.721cm" svg:height="3.043cm" svg:x="10.061cm" svg:y="1.64cm"><text:p text:style-name="P1"><text:span text:style-name="T1">Data</text:span></text:p><text:p text:style-name="P1"><text:span text:style-name="T1">(opérande)</text:span></text:p></draw:rect><draw:rect text:anchor-type="paragraph" draw:z-index="1" draw:style-name="gr1" draw:text-style-name="P2" svg:width="6.721cm" svg:height="3.043cm" svg:x="10.061cm" svg:y="4.683cm"><text:p text:style-name="P1"><text:span text:style-name="T1">Code </text:span></text:p><text:p text:style-name="P1"><text:span text:style-name="T1">Opération</text:span></text:p></draw:rect><draw:ellipse text:anchor-type="paragraph" draw:z-index="2" draw:style-name="gr2" draw:text-style-name="P3" svg:width="4.961cm" svg:height="4.83cm" svg:x="1.475cm" svg:y="10.035cm"><text:p text:style-name="P1"><text:span text:style-name="T1">Thread</text:span></text:p><text:p text:style-name="P1"><text:span text:style-name="T1">Client 2</text:span></text:p></draw:ellipse><draw:ellipse text:anchor-type="paragraph" draw:z-index="3" draw:style-name="gr2" draw:text-style-name="P3" svg:width="4.961cm" svg:height="4.83cm" svg:x="1.607cm" svg:y="1.767cm"><text:p text:style-name="P1"><text:span text:style-name="T1">Thread</text:span></text:p><text:p text:style-name="P1"><text:span text:style-name="T1">Client 1</text:span></text:p></draw:ellipse><draw:rect text:anchor-type="paragraph" draw:z-index="4" draw:style-name="gr1" draw:text-style-name="P2" svg:width="6.723cm" svg:height="3.045cm" svg:x="10.063cm" svg:y="9.544cm"><text:p text:style-name="P4"><text:span text:style-name="T1">Data</text:span></text:p><text:p text:style-name="P4"><text:span text:style-name="T1">(opérande)</text:span></text:p></draw:rect><draw:rect text:anchor-type="paragraph" draw:z-index="5" draw:style-name="gr1" draw:text-style-name="P2" svg:width="6.721cm" svg:height="3.043cm" svg:x="10.063cm" svg:y="12.589cm"><text:p text:style-name="P1"><text:span text:style-name="T1">Code </text:span></text:p><text:p text:style-name="P1"><text:span text:style-name="T1">Opération</text:span></text:p></draw:rect><draw:ellipse text:anchor-type="paragraph" draw:z-index="6" draw:style-name="gr3" draw:text-style-name="P3" svg:width="7.259cm" svg:height="7.55cm" svg:x="19.068cm" svg:y="-1.764cm"><text:p text:style-name="P1"><text:span text:style-name="T1">Thread</text:span></text:p><text:p text:style-name="P1"><text:span text:style-name="T1">Gestionnaire</text:span></text:p></draw:ellipse><draw:line text:anchor-type="paragraph" draw:z-index="7" draw:style-name="gr4" draw:text-style-name="P4" svg:x1="13.513cm" svg:y1="15.84cm" svg:x2="13.545cm" svg:y2="18.816cm"><text:p/></draw:line><draw:line text:anchor-type="paragraph" draw:z-index="8" draw:style-name="gr4" draw:text-style-name="P4" svg:x1="3.888cm" svg:y1="15.376cm" svg:x2="3.92cm" svg:y2="18.352cm"><text:p/></draw:line><draw:rect text:anchor-type="paragraph" draw:z-index="9" draw:style-name="gr5" draw:text-style-name="P5" svg:width="10.32cm" svg:height="19.448cm" svg:x="8.419cm" svg:y="-0.566cm"><text:p/></draw:rect><draw:rect text:anchor-type="paragraph" draw:z-index="10" draw:style-name="gr6" draw:text-style-name="P5" svg:width="6.548cm" svg:height="19.448cm" svg:x="0.847cm" svg:y="-0.6cm"><text:p/></draw:rect><draw:rect text:anchor-type="paragraph" draw:z-index="11" draw:style-name="gr7" draw:text-style-name="P7" svg:width="5.887cm" svg:height="11.053cm" svg:x="19.796cm" svg:y="7.796cm"><text:p text:style-name="P6"><text:span text:style-name="T2"/></text:p><text:p text:style-name="P6"><text:span text:style-name="T2">Pointeur sur messagerie 1</text:span></text:p><text:p text:style-name="P6"><text:span text:style-name="T2"/></text:p></draw:rect><draw:line text:anchor-type="paragraph" draw:z-index="12" draw:style-name="gr4" draw:text-style-name="P4" svg:x1="22.705cm" svg:y1="10.779cm" svg:x2="22.737cm" svg:y2="18.849cm"><text:p/></draw:line><draw:line text:anchor-type="paragraph" draw:z-index="13" draw:style-name="gr8" draw:text-style-name="P4" svg:x1="26.709cm" svg:y1="7.174cm" svg:x2="26.709cm" svg:y2="18.65cm"><text:p text:style-name="P4">Nombre</text:p><text:p text:style-name="P4">D'abonnés</text:p><text:p text:style-name="P4">Max</text:p><text:p text:style-name="P4"/></draw:line><draw:line text:anchor-type="paragraph" draw:z-index="14" draw:style-name="gr9" draw:text-style-name="P4" svg:x1="19.796cm" svg:y1="9.123cm" svg:x2="25.682cm" svg:y2="9.123cm"><text:p/></draw:line><draw:line text:anchor-type="paragraph" draw:z-index="15" draw:style-name="gr10" draw:text-style-name="P4" svg:x1="23.01cm" svg:y1="7.797cm" svg:x2="22.939cm" svg:y2="5.786cm"><text:p/></draw:line><draw:line text:anchor-type="paragraph" draw:z-index="16" draw:style-name="gr10" draw:text-style-name="P4" svg:x1="6.567cm" svg:y1="3.669cm" svg:x2="10.061cm" svg:y2="4.683cm"><text:p/></draw:line><draw:line text:anchor-type="paragraph" draw:z-index="17" draw:style-name="gr10" draw:text-style-name="P4" svg:x1="16.782cm" svg:y1="4.683cm" svg:x2="19.068cm" svg:y2="3.034cm"><text:p/></draw:line><draw:line text:anchor-type="paragraph" draw:z-index="18" draw:style-name="gr10" draw:text-style-name="P4" svg:x1="16.782cm" svg:y1="4.683cm" svg:x2="19.068cm" svg:y2="3.034cm"><text:p/></draw:line><draw:line text:anchor-type="paragraph" draw:z-index="19" draw:style-name="gr10" draw:text-style-name="P4" svg:x1="16.785cm" svg:y1="12.589cm" svg:x2="19.067cm" svg:y2="3.034cm"><text:p/></draw:line><draw:line text:anchor-type="paragraph" draw:z-index="20" draw:style-name="gr10" draw:text-style-name="P4" svg:x1="6.569cm" svg:y1="12.589cm" svg:x2="10.063cm" svg:y2="12.589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Kinnari" svg:font-family="Kinnari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Extrémités_20_de_20_flèche_20_1" draw:display-name="Extrémités de flèche 1" svg:viewBox="0 0 1122 2243" svg:d="M0 2108v17 17l12 42 30 34 38 21 43 4 29-8 30-21 25-26 13-34 343-1532 339 1520 13 42 29 34 39 21 42 4 42-12 34-30 21-42v-39-12l-4 4-440-1998-9-42-25-39-38-25-43-8-42 8-38 25-26 39-8 42z"/>
    <draw:marker draw:name="Extrémités_20_de_20_flèche_20_2" draw:display-name="Extrémités de flèche 2" svg:viewBox="0 0 20 30" svg:d="M10 0l-10 30h20z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14:42:08.736721048</meta:creation-date>
    <dc:date>2015-11-06T14:59:33.097501749</dc:date>
    <meta:editing-duration>PT2M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0.2.2$Linux_X86_64 LibreOffice_project/00m0$Build-2</meta:generator>
  </office:meta>
</office:document-meta>
</file>